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16.7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ähigkeiten Final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auptwert</text:p>
          </table:table-cell>
          <table:table-cell table:style-name="ce1" office:value-type="string" calcext:value-type="string">
            <text:p>Nebenwert</text:p>
          </table:table-cell>
          <table:table-cell table:style-name="ce1" office:value-type="string" calcext:value-type="string">
            <text:p>Umfasst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Schwimmen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chwimmen, Tauchen</text:p>
          </table:table-cell>
          <table:table-cell table:number-columns-repeated="3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Klettern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Klettern, Absteigen</text:p>
          </table:table-cell>
          <table:table-cell table:number-columns-repeated="3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etallbearbeitung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Stärke </text:p>
          </table:table-cell>
          <table:table-cell office:value-type="string" calcext:value-type="string">
            <text:p>Schmieden, Metallwissen</text:p>
          </table:table-cell>
          <table:table-cell table:number-columns-repeated="3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usik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Ausdauer </text:p>
          </table:table-cell>
          <table:table-cell office:value-type="string" calcext:value-type="string">
            <text:p>Musizieren, Instrumente spielen</text:p>
          </table:table-cell>
          <table:table-cell table:number-columns-repeated="3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ingen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Ausdauer </text:p>
          </table:table-cell>
          <table:table-cell office:value-type="string" calcext:value-type="string">
            <text:p>Singen, versch. Gesangform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ßentricks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Geschicklichkeit </text:p>
          </table:table-cell>
          <table:table-cell office:value-type="string" calcext:value-type="string">
            <text:p>Taschenspielertricks, Straßenperform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zen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Geschicklichkeit </text:p>
          </table:table-cell>
          <table:table-cell office:value-type="string" calcext:value-type="string">
            <text:p>Tanz, feine Bewegu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sellschaftsleben 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Benimmregeln, Bräuche, Klatsch und Trats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nschenkenntnis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Absichten wahrnehmen, Lügen erkenn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del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Willenskraft</text:p>
          </table:table-cell>
          <table:table-cell office:value-type="string" calcext:value-type="string">
            <text:p>Feilschen, Analytische Fähigke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Überzeugen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Willenskraft</text:p>
          </table:table-cell>
          <table:table-cell office:value-type="string" calcext:value-type="string">
            <text:p>Ansprache, Dialoge, Meinung durchsetz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xtilhandwerk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Nähen, Weben, Färb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hrzeug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Ausdauer </text:p>
          </table:table-cell>
          <table:table-cell office:value-type="string" calcext:value-type="string">
            <text:p>Führen von Fahrzeu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erverarbeitung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Ausdauer </text:p>
          </table:table-cell>
          <table:table-cell office:value-type="string" calcext:value-type="string">
            <text:p>Gerben, Kürschne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chendiebstahl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Ablenken, Klauen, Zustecken</text:p>
          </table:table-cell>
          <table:table-cell table:number-columns-repeated="7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Kochkunst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Kochen, Backen, Brauen, Zuberei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mlichkeit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Verstecken, Verkleiden, Schleic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össerknacken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Schlösser öffnen, Schlupfloch finden, Schlösser blockier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kunst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Gestein wissen, Mauern, Statik, Steine bearbei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zbearbeitung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Holz wissen, Schreinern, Tischle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ten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tärke </text:p>
          </table:table-cell>
          <table:table-cell office:value-type="string" calcext:value-type="string">
            <text:p>Pferde und ähnliches führ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fahrt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tärke </text:p>
          </table:table-cell>
          <table:table-cell office:value-type="string" calcext:value-type="string">
            <text:p>Boote und Schiffe steue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cken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elektronische System ausschalten/übernehmen, Sicherheitsprotokolle umge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engstoffe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anfertigen, entschärf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zin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Wunden versorgen, medizinische Ein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chemie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Tränke anfertigen, Chemikalien mischen/verarbei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chanik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technisches Wissen, komplexe Systeme, Reparieren, tüfteln</text:p>
          </table:table-cell>
          <table:table-cell table:number-columns-repeated="7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Gassenwissen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Informanten finden, Gefahren erkenn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ientierung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örtliches zurechtfinden, Himmelsrichtung bestimmen (am Tag), Tageszeit schätz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lanzenkunde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Ackebau, Pflanzen erkenn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storie 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Sinne </text:p>
          </table:table-cell>
          <table:table-cell office:value-type="string" calcext:value-type="string">
            <text:p>Wissen der Vergangenheit, altes Wissen abfra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elkunst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Sinne </text:p>
          </table:table-cell>
          <table:table-cell office:value-type="string" calcext:value-type="string">
            <text:p>Glücksspiel, Würfelspiele</text:p>
          </table:table-cell>
          <table:table-cell table:number-columns-repeated="7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Sternkunde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Sinne </text:p>
          </table:table-cell>
          <table:table-cell office:value-type="string" calcext:value-type="string">
            <text:p>Astrologie, Sternenkarte, Himmelsrichtung bestimmen (bei Nacht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ktik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Sinne </text:p>
          </table:table-cell>
          <table:table-cell office:value-type="string" calcext:value-type="string">
            <text:p>Kampftaktiken, Angriff planen, Schwachstellen erkenn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botik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Roboter herstellen, Roboter beeinflus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uberkunde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Willenskraft</text:p>
          </table:table-cell>
          <table:table-cell office:value-type="string" calcext:value-type="string">
            <text:p>Magie und Zauberei erkennen und verstehen, Ritu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st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Malen, Zeichnen, künstlerisches Schreib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erkunde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Tiersprache deuten, Jagdgebiete fin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Überlebenstechniken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Lager aufbauen, Lagerort finden, Fallen stellen, Feuer mac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ugzeuge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Geschicklichkeit </text:p>
          </table:table-cell>
          <table:table-cell office:value-type="string" calcext:value-type="string">
            <text:p>Flugzeuge führ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Spuren suchen, Spuren verwischen, Spuren zuordn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ographie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Wissen über das Umland, Besondere Or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örperbeherrschung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Balance, Werfen, Springen, weitere Körperbezogene Fähigkei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chen</text:p>
          </table:table-cell>
          <table:table-cell office:value-type="string" calcext:value-type="string">
            <text:p>Willenskraft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Rauschmitteleinfluss überste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nschüchtern</text:p>
          </table:table-cell>
          <table:table-cell office:value-type="string" calcext:value-type="string">
            <text:p>Willenskraft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Drohung, Provozieren, Angst einja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Überredungskunst</text:p>
          </table:table-cell>
          <table:table-cell office:value-type="string" calcext:value-type="string">
            <text:p>Willenskraft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Überreden, Verführen, Meinung und Verhalten ändern, Zu Taten anstif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eln</text:p>
          </table:table-cell>
          <table:table-cell office:value-type="string" calcext:value-type="string">
            <text:p>Willenskraft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Angelstelle finden, Fische fangen, Fluss und Seebeschaffenhei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agwaffen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Schlagstock, Knüppel, Streitkolben, Keu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ebwaffen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chwert, Säb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chwaffen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Dolch, Rapier, De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rfwaffen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Wurfmesser, Ste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euderwaffen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Steinschleuder, Zwil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genwaffen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Bogen, Armbr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sswaffen</text:p>
          </table:table-cell>
          <table:table-cell office:value-type="string" calcext:value-type="string">
            <text:p>Sinn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Sturmgewehr, Pistole, Raketenwerf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ffenloser Kampf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Fäuste</text:p>
          </table:table-cell>
          <table:table-cell table:number-columns-repeated="11"/>
        </table:table-row>
        <table:table-row table:style-name="ro1" table:number-rows-repeated="6"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8"/>
        </table:table-row>
      </table:table>
      <table:named-expressions/>
      <table:database-ranges>
        <table:database-range table:name="__Anonymous_Sheet_DB__0" table:target-range-address="'Fähigkeiten Final'.A1:'Fähigkeiten Final'.D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.00.0000</text:date>, <text:time style:data-style-name="N2" text:time-value="23:11:24.9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0:25:43.080000000</meta:creation-date>
    <dc:date>2025-01-17T23:11:55.471000000</dc:date>
    <meta:editing-duration>PT50M15S</meta:editing-duration>
    <meta:editing-cycles>4</meta:editing-cycles>
    <meta:generator>LibreOffice/24.8.4.2$Windows_X86_64 LibreOffice_project/bb3cfa12c7b1bf994ecc5649a80400d06cd71002</meta:generator>
    <meta:document-statistic meta:table-count="1" meta:cell-count="224" meta:object-count="0"/>
  </office:meta>
</office:document-meta>
</file>